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99c" officeooo:paragraph-rsid="0007799c"/>
    </style:style>
    <style:style style:name="P2" style:family="paragraph" style:parent-style-name="Standard">
      <style:text-properties officeooo:rsid="0007ea5d" officeooo:paragraph-rsid="0007ea5d"/>
    </style:style>
    <style:style style:name="P3" style:family="paragraph" style:parent-style-name="Standard">
      <style:text-properties officeooo:rsid="0007ea5d" officeooo:paragraph-rsid="00094ac6"/>
    </style:style>
    <style:style style:name="P4" style:family="paragraph" style:parent-style-name="Standard">
      <style:text-properties officeooo:rsid="0007ffbd" officeooo:paragraph-rsid="0007ffbd"/>
    </style:style>
    <style:style style:name="P5" style:family="paragraph" style:parent-style-name="Standard">
      <style:text-properties officeooo:rsid="00094ac6" officeooo:paragraph-rsid="00094ac6"/>
    </style:style>
    <style:style style:name="T1" style:family="text">
      <style:text-properties officeooo:rsid="0007ffbd"/>
    </style:style>
    <style:style style:name="T2" style:family="text">
      <style:text-properties officeooo:rsid="00094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ke out $3.50 for S&amp;H!!!!!!!!!!!!!!!!!!!!!!!</text:p>
      <text:p text:style-name="P1">specks for S&amp;H ins. Ins.Billed rx’s up to 3 rx’s $7.50 if weight does not exceed 3oz or what fits into a small manilla envelope. Next size 10.00 then increments of by $5.00 </text:p>
      <text:p text:style-name="P1"><text:s/></text:p>
      <text:p text:style-name="P1"/>
      <text:p text:style-name="P1">online orders go out ….</text:p>
      <text:p text:style-name="P1">prescription orders-authorized,in stock ,pharmacist reviewd</text:p>
      <text:p text:style-name="P2">travel- recommended packs—Zsu’s homework</text:p>
      <text:p text:style-name="P2"/>
      <text:p text:style-name="P2">travel medication evaluation form: $50 + furnishing of med (</text:p>
      <text:p text:style-name="P2"><text:tab/>name, dob, phone,email, travel date (from-to), destination (s), insuracne inof (bin#, pcn, id, group #)</text:p>
      <text:p text:style-name="P2"/>
      <text:p text:style-name="P2">compounding-zsu’s homework-why and why from us</text:p>
      <text:p text:style-name="P5">antifungal, hospice anti-emetic, magic mouthwash, any capsule in any str. Ex: naloxone “micro-dosing”</text:p>
      <text:p text:style-name="P5">capsules without additives, GMO natural;, wheet free vegetarian, any special needs sugar-free color-free</text:p>
      <text:p text:style-name="P3">-<text:span text:style-name="T2">lactose intolerant, </text:span></text:p>
      <text:p text:style-name="P3"/>
      <text:p text:style-name="P3">hormonal/emergeny <text:s/>contraception $35 appointment =personal info, insurance info, <text:span text:style-name="T1">questionaire,</text:span>-<text:span text:style-name="T1">zsu explain</text:span></text:p>
      <text:p text:style-name="P4">birth control guide</text:p>
      <text:p text:style-name="P4"/>
      <text:p text:style-name="P4">bee/wasp/hornet stings-recommendations-lins: 3 items apis mellifica, after-bite with ammonia, and tofu</text:p>
      <text:p text:style-name="P4">-zsu write about them</text:p>
      <text:p text:style-name="P4"/>
      <text:p text:style-name="P4">natural flu remedy: oscillo- zsuto write about it</text:p>
      <text:p text:style-name="P4">how not to get sick whileSafe plane travfel-zsu write-links to productrs: neem oil, emergency- hand sanitizer water bottle personal humidifyer</text:p>
      <text:p text:style-name="P4">cpd antifungal toe nail needs rx write about it 1-2-3 antifungal topical application<text:span text:style-name="T2">talk to Carr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1:38:55.885000000</meta:creation-date>
    <dc:date>2018-10-19T12:36:26.731000000</dc:date>
    <meta:editing-duration>PT4M41S</meta:editing-duration>
    <meta:editing-cycles>1</meta:editing-cycles>
    <meta:document-statistic meta:table-count="0" meta:image-count="0" meta:object-count="0" meta:page-count="1" meta:paragraph-count="19" meta:word-count="183" meta:character-count="1312" meta:non-whitespace-character-count="1143"/>
    <meta:generator>LibreOffice/5.4.0.3$Windows_X86_64 LibreOffice_project/7556cbc6811c9d992f4064ab9287069087d7f62c</meta:generator>
  </office:meta>
</office:document-meta>
</file>